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sk_t3OC4V5loQGrHQ8M6QQVWGdyb3FYJk8lXZDogQ0Fa2y1EgqCtUN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0:05:35.462567669</meta:creation-date>
    <dc:date>2024-12-08T20:05:54.052727345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56" meta:non-whitespace-character-count="56"/>
    <meta:generator>LibreOffice/24.8.1.2$Linux_X86_64 LibreOffice_project/480$Build-2</meta:generator>
  </office:meta>
</office:document-meta>
</file>